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2/09/2022</text:p>
          </table:table-cell>
          <table:table-cell table:style-name="taxable_event_note_fiat" office:value="894.556015625" office:value-type="float"/>
          <table:table-cell table:style-name="acquired_lot_note_fiat" office:value="709.8989898989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4.6570257260101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0200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2-09 11:45:34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00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02/2022</text:p>
          </table:table-cell>
          <table:table-cell table:style-name="taxable_event_note_border_default" office:value-type="string">
            <text:p>01/14/2022</text:p>
          </table:table-cell>
          <table:table-cell table:style-name="taxable_event_note_border_fiat" office:value="8.6693375" office:value-type="float"/>
          <table:table-cell table:style-name="acquired_lot_note_border_fiat" office:value="7.098989898989899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.570347601010101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4: 0.00020000 of 0.99000000 BTC</text:p>
          </table:table-cell>
          <table:table-cell table:style-name="acquired_lot_note_border_default" office:value-type="string">
            <text:p>__unknown</text:p>
          </table:table-cell>
          <table:table-cell table:style-name="taxable_event_note_border_default" office:value-type="string">
            <text:p>1/1: 0.00020000 of 0.00020000 BTC</text:p>
          </table:table-cell>
          <table:table-cell table:style-name="taxable_event_note_border_default" office:value-type="string">
            <text:p>28fde44268ac826b66a7ce99a8723b8cf23a836729b1a23cb4986898ad0096bf0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2-01-14 03:23:38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1/18/2022</text:p>
          </table:table-cell>
          <table:table-cell table:style-name="taxable_event_note_fiat" office:value="4.253440234375" office:value-type="float"/>
          <table:table-cell table:style-name="acquired_lot_note_fiat" office:value="3.549494949494949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703945284880050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001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10000 of 0.00010000 BTC</text:p>
          </table:table-cell>
          <table:table-cell table:style-name="taxable_event_note_default" office:value-type="string">
            <text:p>9237a6ed823577c528093ead63568aa25588987534bce3487ff7772ab00589218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1-18 15:27:18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3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1/25/2022</text:p>
          </table:table-cell>
          <table:table-cell table:style-name="taxable_event_note_fiat" office:value="11.23337109375" office:value-type="float"/>
          <table:table-cell table:style-name="acquired_lot_note_fiat" office:value="10.64848484848484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584886245265151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003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30000 of 0.00030000 BTC</text:p>
          </table:table-cell>
          <table:table-cell table:style-name="taxable_event_note_default" office:value-type="string">
            <text:p>6048ee3018b7852d93346fa82eb37645dc5014d625ef982aa823718f9238b6569a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1-25 02:58:40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1T16:59:30.914726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